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4" text:anchor-type="page" text:anchor-page-number="1" svg:x="105mm" svg:y="148.5mm" svg:width="105mm" svg:height="148.01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0mm" svg:y="148.5mm" svg:width="105mm" svg:height="148.01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5mm" svg:y="0.49mm" svg:width="105mm" svg:height="148.01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0.49mm" svg:width="105mm" svg:height="148.01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05mm" svg:height="148.01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0.49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24:57.255000000</meta:creation-date>
    <meta:editing-cycles>1</meta:editing-cycles>
    <meta:editing-duration>PT26S</meta:editing-duration>
    <dc:title>Rayfilm 0922</dc:title>
    <dc:date>2022-08-25T17:25:22.099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